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3.6423in">
        <style:tab-stops/>
      </style:paragraph-properties>
    </style:style>
    <style:style style:name="T2" style:parent-style-name="Основнойшрифтабзаца" style:family="text">
      <style:text-properties style:font-name="Times New Roman"/>
    </style:style>
    <style:style style:name="T3" style:parent-style-name="Основнойшрифтабзаца" style:family="text">
      <style:text-properties style:font-name="Times New Roman"/>
    </style:style>
    <style:style style:name="P4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5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6" style:parent-style-name="Standard" style:family="paragraph">
      <style:paragraph-properties fo:margin-left="3.6423in">
        <style:tab-stops/>
      </style:paragraph-properties>
    </style:style>
    <style:style style:name="T7" style:parent-style-name="Основнойшрифтабзаца" style:family="text">
      <style:text-properties style:font-name="Times New Roman"/>
    </style:style>
    <style:style style:name="P8" style:parent-style-name="Standard" style:family="paragraph">
      <style:paragraph-properties fo:margin-left="3.6423in">
        <style:tab-stops/>
      </style:paragraph-properties>
      <style:text-properties style:font-name="Times New Roman"/>
    </style:style>
    <style:style style:name="P9" style:parent-style-name="Standard" style:family="paragraph"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paragraph-properties fo:text-align="justify" fo:text-indent="0.4916in"/>
    </style:style>
    <style:style style:name="T17" style:parent-style-name="Основнойшрифтабзаца" style:family="text">
      <style:text-properties style:font-name="Times New Roman"/>
    </style:style>
    <style:style style:name="T18" style:parent-style-name="Основнойшрифтабзаца" style:family="text">
      <style:text-properties style:font-name="Times New Roman"/>
    </style:style>
    <style:style style:name="T19" style:parent-style-name="Основнойшрифтабзаца" style:family="text">
      <style:text-properties style:font-name="Times New Roman"/>
    </style:style>
    <style:style style:name="P20" style:parent-style-name="Standard" style:family="paragraph">
      <style:paragraph-properties fo:text-align="justify"/>
      <style:text-properties style:font-name="Times New Roman"/>
    </style:style>
    <style:style style:name="P21" style:parent-style-name="Standard" style:family="paragraph">
      <style:paragraph-properties fo:text-align="justify" fo:text-indent="0.4923in"/>
    </style:style>
    <style:style style:name="T22" style:parent-style-name="Основнойшрифтабзаца" style:family="text">
      <style:text-properties style:font-name="Times New Roman"/>
    </style:style>
    <style:style style:name="T23" style:parent-style-name="Основнойшрифтабзаца" style:family="text">
      <style:text-properties style:font-name="Times New Roman"/>
    </style:style>
    <style:style style:name="T24" style:parent-style-name="Основнойшрифтабзаца" style:family="text">
      <style:text-properties style:font-name="Times New Roman"/>
    </style:style>
    <style:style style:name="P25" style:parent-style-name="Standard" style:family="paragraph">
      <style:paragraph-properties fo:text-align="justify" fo:text-indent="0.4923in"/>
      <style:text-properties style:font-name="Times New Roman"/>
    </style:style>
    <style:style style:name="P26" style:parent-style-name="Standard" style:family="paragraph">
      <style:paragraph-properties fo:text-align="justify" fo:text-indent="0.4923in"/>
    </style:style>
    <style:style style:name="P27" style:parent-style-name="Standard" style:family="paragraph">
      <style:paragraph-properties fo:text-align="justify" fo:text-indent="0.4923in"/>
    </style:style>
    <style:style style:name="P28" style:parent-style-name="Standard" style:family="paragraph">
      <style:paragraph-properties fo:text-align="justify" fo:text-indent="0.4923in"/>
    </style:style>
    <style:style style:name="P29" style:parent-style-name="Standard" style:family="paragraph">
      <style:paragraph-properties fo:text-align="justify"/>
      <style:text-properties style:font-name="Times New Roman"/>
    </style:style>
    <style:style style:name="P30" style:parent-style-name="Standard" style:family="paragraph">
      <style:paragraph-properties fo:text-align="end" fo:line-height="150%"/>
    </style:style>
    <style:style style:name="P31" style:parent-style-name="Standard" style:family="paragraph">
      <style:paragraph-properties fo:text-align="end" fo:line-height="150%"/>
    </style:style>
    <style:style style:name="P32" style:parent-style-name="Standard" style:family="paragraph">
      <style:paragraph-properties fo:line-height="150%" fo:margin-left="3.8395in">
        <style:tab-stops/>
      </style:paragraph-properties>
    </style:style>
    <style:style style:name="T33" style:parent-style-name="Основнойшрифтабзаца" style:family="text">
      <style:text-properties style:font-name="Calibri"/>
    </style:style>
    <style:style style:name="P34" style:parent-style-name="Standard" style:family="paragraph">
      <style:paragraph-properties fo:line-height="150%" fo:margin-left="3.8395in">
        <style:tab-stops/>
      </style:paragraph-properties>
    </style:style>
    <style:style style:name="P35" style:parent-style-name="Standard" style:family="paragraph">
      <style:paragraph-properties fo:line-height="150%" fo:margin-left="3.8395in">
        <style:tab-stops/>
      </style:paragraph-properties>
    </style:style>
    <style:style style:name="T36" style:parent-style-name="Основнойшрифтабзаца" style:family="text">
      <style:text-properties style:font-name="Calibri"/>
    </style:style>
    <style:style style:name="P37" style:parent-style-name="Standard" style:family="paragraph">
      <style:paragraph-properties fo:line-height="150%" fo:margin-left="3.8395in">
        <style:tab-stops/>
      </style:paragraph-properties>
    </style:style>
    <style:style style:name="P38" style:parent-style-name="Standard" style:family="paragraph">
      <style:paragraph-properties fo:line-height="150%" fo:margin-left="3.8395in">
        <style:tab-stops/>
      </style:paragraph-properties>
    </style:style>
    <style:style style:name="P39" style:parent-style-name="Standard" style:family="paragraph">
      <style:paragraph-properties fo:margin-left="3.8395in">
        <style:tab-stops/>
      </style:paragraph-properties>
    </style:style>
  </office:automatic-styles>
  <office:body>
    <office:text text:use-soft-page-breaks="true">
      <text:p text:style-name="P1"><text:span text:style-name="T2">И.О. ректора</text:span><text:span text:style-name="T3"><text:s/>СибГУТИ</text:span></text:p>
      <text:p text:style-name="P4">Соловьеву М.Л.</text:p>
      <text:p text:style-name="P5">студента факультета ИВТ</text:p>
      <text:p text:style-name="P6"><text:span text:style-name="T7">4 курса группы ИВ-622</text:span></text:p>
      <text:p text:style-name="P8">Тимофеев Дмитрий Александрович</text:p>
      <text:p text:style-name="P9"/>
      <text:p text:style-name="P10"/>
      <text:p text:style-name="P11"/>
      <text:p text:style-name="P12">ЗАЯВЛЕНИЕ</text:p>
      <text:p text:style-name="P13"/>
      <text:p text:style-name="P14"/>
      <text:p text:style-name="P15"/>
      <text:p text:style-name="P16"><text:span text:style-name="T17">Прошу закрепить за мной тему выпускной квалификационной работы «</text:span><text:span text:style-name="T18">Разработка алгоритма централизованного управления автомобилями для систем автоведения</text:span><text:span text:style-name="T19">»</text:span></text:p>
      <text:p text:style-name="P20"/>
      <text:p text:style-name="P21"><text:span text:style-name="T22">Руководителем прошу утвердить<text:s/></text:span><text:span text:style-name="T23">Гонцову Александру Владимировну</text:span><text:span text:style-name="T24">.</text:span></text:p>
      <text:p text:style-name="P25"/>
      <text:p text:style-name="P26">Место работы руководителя: кафедра вычислительных систем СибГУТИ.</text:p>
      <text:p text:style-name="P27"/>
      <text:p text:style-name="P28">Должность руководителя: старший преподаватель.</text:p>
      <text:p text:style-name="P29"/>
      <text:p text:style-name="P30">«____»____________20___г.</text:p>
      <text:p text:style-name="P31"/>
      <text:p text:style-name="P32">________________/<text:span text:style-name="T33">Тимофеев Д.А.</text:span>/</text:p>
      <text:p text:style-name="P34"/>
      <text:p text:style-name="P35">________________/<text:span text:style-name="T36">Гонцова А.В.</text:span>/</text:p>
      <text:p text:style-name="P37"/>
      <text:p text:style-name="P38">________________/Курносов М.Г./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" svg:font-family="Times" style:font-family-generic="roman" style:font-pitch="variable" svg:panose-1="2 2 6 3 5 4 5 2 3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ize="16pt" style:font-size-asian="16pt" style:font-size-complex="16pt" fo:language="en" fo:country="US" style:language-complex="en" style:country-complex="US" fo:hyphenate="true"/>
    </style:style>
    <style:style style:name="Заголовок2" style:display-name="Заголовок 2" style:family="paragraph" style:parent-style-name="Standard" style:default-outline-level="2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en" fo:country="US" style:language-complex="en" style:country-complex="US" fo:hyphenate="true"/>
    </style:style>
    <style:style style:name="Заголовок3" style:display-name="Заголовок 3" style:family="paragraph" style:parent-style-name="Standard" style:default-outline-level="3">
      <style:paragraph-properties fo:keep-with-next="always" fo:widows="2" fo:orphans="2" fo:margin-top="0.1666in" fo:margin-bottom="0.0416in"/>
      <style:text-properties style:font-name="Cambria" style:font-name-asian="Times New Roman" style:font-name-complex="Cambria" fo:font-weight="bold" style:font-weight-asian="bold" style:font-weight-complex="bold" style:letter-kerning="false" fo:font-size="13pt" style:font-size-asian="13pt" style:font-size-complex="13pt" fo:language="en" fo:country="US" style:language-complex="en" style:country-complex="US" fo:hyphenate="true"/>
    </style:style>
    <style:style style:name="Заголовок4" style:display-name="Заголовок 4" style:family="paragraph" style:parent-style-name="Standard" style:default-outline-level="4">
      <style:paragraph-properties fo:keep-with-next="always" fo:margin-top="0.1666in" fo:margin-bottom="0.0416in"/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" style:font-name-asian="DejaVu Sans" style:font-name-complex="Times" style:letter-kerning="true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Standard">
      <style:paragraph-properties fo:margin-bottom="0.0833in"/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Подзаголовок" style:display-name="Подзаголовок" style:family="paragraph" style:parent-style-name="Standard" style:default-outline-level="2">
      <style:paragraph-properties fo:widows="2" fo:orphans="2" fo:text-align="center" fo:margin-bottom="0.0416in"/>
      <style:text-properties style:font-name="Cambria" style:font-name-asian="Times New Roman" style:font-name-complex="Cambria" style:letter-kerning="false" fo:language="en" fo:country="US" style:language-complex="en" style:country-complex="US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Arial" style:font-name-asian="Arial" style:font-name-complex="DejaVu Sans" fo:font-size="14pt" style:font-size-asian="14pt" style:font-size-complex="14pt" fo:hyphenate="false"/>
    </style:style>
    <style:style style:name="Название1" style:display-name="Название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fo:hyphenate="false"/>
    </style:style>
    <style:style style:name="Абзацсписка1" style:display-name="Абзац списка1" style:family="paragraph">
      <style:paragraph-properties fo:margin-left="0.5in">
        <style:tab-stops/>
      </style:paragraph-properties>
      <style:text-properties style:font-name="Times" style:font-name-asian="DejaVu Sans" style:font-name-complex="Times" style:letter-kerning="true" style:font-size-complex="12pt" style:language-asian="en" style:country-asian="US" fo:hyphenate="false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fo:font-weight="bold" style:font-weight-asian="bold" style:font-weight-complex="bold" style:letter-kerning="true" fo:font-size="14pt" style:font-size-asian="14pt" style:font-size-complex="14pt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 style:language-complex="en" style:country-complex="US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complex="en" style:country-complex="US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US" style:language-complex="en" style:country-complex="US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" style:font-name-asian="DejaVu Sans" style:font-name-complex="Times" style:letter-kerning="true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ize="12pt" style:font-size-asian="12pt" style:font-size-complex="12pt" fo:language="en" fo:country="US" style:language-complex="en" style:country-complex="US"/>
    </style:style>
    <style:style style:name="Символнумерации" style:display-name="Символ нумерации" style:family="text"/>
    <style:style style:name="ListLabel1" style:display-name="ListLabel 1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vm</meta:initial-creator>
    <dc:creator>HP</dc:creator>
    <meta:creation-date>2019-10-09T05:38:00Z</meta:creation-date>
    <dc:date>2019-11-19T11:23:00Z</dc:date>
    <meta:print-date>2011-11-08T04:25:00Z</meta:print-date>
    <meta:template xlink:href="Normal.dotm" xlink:type="simple"/>
    <meta:editing-cycles>8</meta:editing-cycles>
    <meta:editing-duration>PT33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7" meta:character-count="584" meta:row-count="4" meta:non-whitespace-character-count="498"/>
  </office:meta>
</office:document-meta>
</file>